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Liberation Serif1" svg:font-family="'Liberation Serif'" style:font-family-generic="roma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LMMono10" fo:font-size="10pt" style:font-size-asian="10pt" style:font-size-complex="10pt"/>
    </style:style>
    <style:style style:name="P5"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justify"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8" style:family="paragraph" style:parent-style-name="Standard">
      <style:paragraph-properties fo:text-align="justify" style:justify-single-word="false"/>
      <style:text-properties fo:font-size="6pt" style:font-size-asian="5.25pt" style:font-size-complex="6pt"/>
    </style:style>
    <style:style style:name="P9" style:family="paragraph" style:parent-style-name="Standard">
      <style:paragraph-properties fo:text-align="justify" style:justify-single-word="false"/>
      <style:text-properties fo:font-size="6pt" fo:font-weight="bold" style:font-size-asian="5.25pt" style:font-weight-asian="bold" style:font-size-complex="6pt" style:font-weight-complex="bold"/>
    </style:style>
    <style:style style:name="P10" style:family="paragraph" style:parent-style-name="Standard">
      <style:paragraph-properties fo:text-align="center" style:justify-single-word="false"/>
      <style:text-properties fo:color="#008000"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start" style:justify-single-word="false"/>
    </style:style>
    <style:style style:name="P14" style:family="paragraph" style:parent-style-name="Standard">
      <style:paragraph-properties fo:text-align="justify" style:justify-single-word="false"/>
      <style:text-properties style:font-name="Liberation Serif" fo:font-size="12pt" style:font-size-asian="12pt" style:font-size-complex="12pt"/>
    </style:style>
    <style:style style:name="P1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T1" style:family="text">
      <style:text-properties fo:color="#0000ff"/>
    </style:style>
    <style:style style:name="T2" style:family="text">
      <style:text-properties fo:color="#0000ff" style:text-position="super 58%"/>
    </style:style>
    <style:style style:name="T3" style:family="text">
      <style:text-properties fo:color="#0000ff" style:font-name="LMMono10" fo:font-size="10pt" style:font-size-asian="10pt" style:font-size-complex="10pt"/>
    </style:style>
    <style:style style:name="T4" style:family="text">
      <style:text-properties fo:color="#0000ff" style:font-name="LMMono10" fo:font-size="10pt" fo:font-weight="normal" style:font-size-asian="10pt" style:font-weight-asian="normal" style:font-size-complex="10pt" style:font-weight-complex="normal"/>
    </style:style>
    <style:style style:name="T5" style:family="text">
      <style:text-properties fo:color="#0000ff" fo:font-size="10pt" style:font-size-asian="10pt" style:font-size-complex="10pt"/>
    </style:style>
    <style:style style:name="T6" style:family="text">
      <style:text-properties fo:color="#0000ff" fo:font-size="10pt" fo:font-style="italic" style:font-size-asian="10pt" style:font-style-asian="italic" style:font-size-complex="10pt" style:font-style-complex="italic"/>
    </style:style>
    <style:style style:name="T7" style:family="text">
      <style:text-properties fo:color="#0000ff" fo:font-size="10pt" fo:font-style="normal" style:font-size-asian="10pt" style:font-style-asian="normal" style:font-size-complex="10pt" style:font-style-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MMono10" fo:font-size="10pt" style:font-size-asian="10pt" style:font-size-complex="10pt"/>
    </style:style>
    <style:style style:name="T12" style:family="text">
      <style:text-properties style:font-name="LMMono10" fo:font-size="10pt" fo:font-weight="normal" style:font-size-asian="10pt" style:font-weight-asian="normal" style:font-size-complex="10pt" style:font-weight-complex="normal"/>
    </style:style>
    <style:style style:name="T13" style:family="text">
      <style:text-properties style:font-name="LMMono10"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style:font-name="LMMono10" fo:font-size="10pt" fo:font-style="normal" style:font-size-asian="10pt" style:font-style-asian="normal" style:font-size-complex="10pt" style:font-style-complex="normal"/>
    </style:style>
    <style:style style:name="T15" style:family="text">
      <style:text-properties style:font-name="Liberation Serif" fo:font-size="12pt" style:font-size-asian="12pt" style:font-size-complex="12pt"/>
    </style:style>
    <style:style style:name="T16" style:family="text">
      <style:text-properties style:font-name="Liberation Serif" fo:font-size="12pt" fo:font-style="italic" style:font-size-asian="12pt" style:font-style-asian="italic" style:font-size-complex="12pt" style:font-style-complex="italic"/>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style:text-position="super 58%"/>
    </style:style>
    <style:style style:name="T20" style:family="text">
      <style:text-properties fo:color="#ff0000"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fo:font-style="italic" style:font-style-asian="italic" style:font-style-complex="italic"/>
    </style:style>
    <style:style style:name="T24" style:family="text">
      <style:text-properties fo:font-weight="normal" style:font-weight-asian="normal" style:font-weight-complex="normal"/>
    </style:style>
    <style:style style:name="T25" style:family="text">
      <style:text-properties fo:color="#3a3935" style:font-name="LMMono10" fo:font-size="10pt" fo:font-style="normal" style:font-size-asian="10pt" style:font-style-asian="normal" style:font-size-complex="10pt" style:font-style-complex="normal"/>
    </style:style>
    <style:style style:name="T26" style:family="text">
      <style:text-properties fo:color="#3a3935" style:font-name="Liberation Serif" fo:font-size="12pt" fo:font-style="normal" style:font-size-asian="12pt" style:font-style-asian="normal" style:font-size-complex="12pt" style:font-style-complex="normal"/>
    </style:style>
    <style:style style:name="T27" style:family="text">
      <style:text-properties fo:color="#3a3935" style:font-name="Liberation Serif" fo:font-size="12pt" fo:font-style="italic" style:font-size-asian="12pt" style:font-style-asian="italic" style:font-size-complex="12pt" style:font-style-complex="italic"/>
    </style:style>
    <style:style style:name="T28" style:family="text">
      <style:text-properties style:font-name="Symbol"/>
    </style:style>
    <style:style style:name="T29" style:family="text">
      <style:text-properties style:font-name="Liberation Serif1"/>
    </style:style>
    <style:style style:name="T30" style:family="text">
      <style:text-properties style:font-name="Liberation Serif1" fo:font-weight="normal" style:font-weight-asian="normal" style:font-weight-complex="normal"/>
    </style:style>
    <style:style style:name="T31" style:family="text">
      <style:text-properties style:font-name="Liberation Serif1" fo:font-style="italic" style:font-style-asian="italic" style:font-style-complex="italic"/>
    </style:style>
    <style:style style:name="T32" style:family="text">
      <style:text-properties style:font-name="Liberation Serif1"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structions for the usage of the stand-alone version of CH3Shift</text:p>
      <text:p text:style-name="P1"/>
      <text:p text:style-name="P3"><text:tab/><text:span text:style-name="T10">CH3Sh</text:span><text:span text:style-name="T9">ift</text:span> (<text:span text:style-name="T8">CH3</text:span>/methyl chemical <text:span text:style-name="T8">shift</text:span> predictor) is written in <text:span text:style-name="T9">R</text:span> programming language<text:span text:style-name="T2">1</text:span> due to the ease of the web implementation,<text:span text:style-name="T2">2</text:span> testing and maintenance of <text:span text:style-name="T9">R</text:span> codes, which are crucial in this project, taking into account the possible fast evolution of <text:span text:style-name="T9">CH3Shift</text:span> as more experimental chemical shift data become available. <text:span text:style-name="T24">The plans are to make a compiled snapshot implementation of </text:span><text:span text:style-name="T10">CH3Shift</text:span><text:span text:style-name="T24"> (Fortran03), still keeping the mainstream copy-code in </text:span><text:span text:style-name="T10">R</text:span><text:span text:style-name="T24"> for initial testing of the developments. However, before the Fortran03 version is finalized, the current CH3</text:span><text:span text:style-name="T10">Shift</text:span><text:span text:style-name="T24"> calculations take long due to the implementation language rather than the algorithm.</text:span></text:p>
      <text:p text:style-name="P3"><text:span text:style-name="T9"><text:tab/>CH3Shift</text:span> is platform independent (currently tested on <text:span text:style-name="T9">Linux</text:span> and <text:span text:style-name="T9">MacOSX</text:span>), as soon as the <text:span text:style-name="T9">R</text:span> programming environment is installed. In order to use the stand alone version of <text:span text:style-name="T10">CH3Sh</text:span><text:span text:style-name="T9">ift</text:span>, the following steps should be undertaken:</text:p>
      <text:p text:style-name="P2"/>
      <text:p text:style-name="P3"><text:span text:style-name="T20">1.</text:span> Install the <text:span text:style-name="T9">R</text:span> version 3.1.1 or later via their download section.</text:p>
      <text:p text:style-name="P3"/>
      <text:p text:style-name="P3"><text:span text:style-name="T20">2.</text:span> Unpack the provided <text:span text:style-name="T11">CH3Shift_exe.tar.gz</text:span> archive file. A folder <text:span text:style-name="T11">CH3Shift_exe</text:span> should be generated with example and <text:span text:style-name="T9">CH3Shift</text:span> programme files inside. This folder will also be the working directory of any <text:span text:style-name="T9">CH3Shift</text:span> calculation.</text:p>
      <text:p text:style-name="P3"/>
      <text:p text:style-name="P3"><text:span text:style-name="T20">3.</text:span> To start a calculation, a protein <text:span text:style-name="T9">pdb</text:span> file is needed in <text:span text:style-name="T11">CH3Shift_exe</text:span> directory with added hydrogen atoms. If possible, optimise the hydrogen positions via <text:span text:style-name="T9">Amber03</text:span> force field.<text:span text:style-name="T2">3</text:span> Internally, all the <text:span text:style-name="T9">Lys</text:span> residues are treated as protonated, all the <text:span text:style-name="T9">His</text:span> residues are treated as <text:span text:style-name="T28">d</text:span>-protonated (provide <text:span text:style-name="T28">d</text:span>-protonated files for a better precision), and all the <text:span text:style-name="T9">Cys</text:span> residues are accounted for in their free state. However, the naming of the amino acid residues should comply the usual <text:span text:style-name="T9">pdb</text:span> convention (<text:span text:style-name="T11">HIS</text:span>, <text:span text:style-name="T11">CYS</text:span>, <text:span text:style-name="T11">LYS</text:span> etc.) in the input files, hence, please, avoid using force field specific notations such as <text:span text:style-name="T11">LYP</text:span>, <text:span text:style-name="T11">CYN</text:span>, <text:span text:style-name="T11">HID</text:span>, <text:span text:style-name="T11">HIE</text:span>, <text:span text:style-name="T11">HISE</text:span>, <text:span text:style-name="T11">HISD</text:span> etc. <text:span text:style-name="T9">CH3Shift</text:span> attempts to recognise and correctly identify different atom naming convention inside <text:span text:style-name="T9">pdb</text:span> files (<text:span text:style-name="T11">1HB2</text:span>, <text:span text:style-name="T11">HB21</text:span> etc.). If average chemical shifts are needed to be evaluated for a conformational ensemble, a single <text:span text:style-name="T9">pdb</text:span> file with multiple conformers can be supplied, provided that the transition between conformers include the conventional <text:span text:style-name="T9">TER</text:span> and <text:span text:style-name="T9">MODEL</text:span> lines as in standard <text:span text:style-name="T9">pdb</text:span> files.</text:p>
      <text:p text:style-name="P3"/>
      <text:p text:style-name="P3"><text:span text:style-name="T20">4.</text:span> Optionally, if comparison with the experimental data is required, an experimental data file can be supplied to <text:span text:style-name="T9">CH3Shift</text:span> by putting it in the <text:span text:style-name="T13">CH3Shift_exe</text:span> directory. The lines in the file should have the following order in a free format:</text:p>
      <text:p text:style-name="P3"/>
      <text:p text:style-name="P4"># RESIDUE SEQUENCE PDB_NUCLEUS_TYPE CHEMICAL_SHIFT CHAIN</text:p>
      <text:p text:style-name="P4">THR 12 HG2 1.056 A</text:p>
      <text:p text:style-name="P4">...</text:p>
      <text:p text:style-name="P4"/>
      <text:p text:style-name="P3">Any line that begins with "<text:span text:style-name="T11">#</text:span>" will be considered as a comment and discarded. If the residue sequence numbers in the experimental data file are shifted from the numbers in th<text:span text:style-name="T17">e</text:span><text:span text:style-name="T15"> </text:span><text:span text:style-name="T16">pdb</text:span><text:span text:style-name="T15"> f</text:span><text:span text:style-name="T17">i</text:span>le, the correct value of the <text:span text:style-name="T11">seqshift</text:span> command in the <text:span text:style-name="T11">command.cmd</text:span> file should be specified (see below). The chain id should be provided for multi-chain systems and can only be skipped if you try to calculate a single chain, the <text:span text:style-name="T9">pdb</text:span> file of which does not have the chain id section populated.</text:p>
      <text:p text:style-name="P3"/>
      <text:p text:style-name="P3"><text:span text:style-name="T20">5.</text:span> The <text:span text:style-name="T11">command.cmd</text:span> file should be modified accordingly, with the command keywords holding the following meanings:</text:p>
      <text:p text:style-name="P8"/>
      <text:p text:style-name="P3"><text:span text:style-name="T3">title</text:span> - anything to help you identify the calculation from the output. Do not use long specifications. If nothing is specified by either setting it to "" or commenting that out via "<text:span text:style-name="T11">#</text:span>", then "<text:span text:style-name="T11">Not specified</text:span>" will be printed as its internal default.</text:p>
      <text:p text:style-name="P8"/>
      <text:p text:style-name="P3"><text:soft-page-break/><text:span text:style-name="T3">pdbname</text:span> - the name of the <text:span text:style-name="T9">pdb</text:span> file (with file extension).</text:p>
      <text:p text:style-name="P8"/>
      <text:p text:style-name="P3"><text:span text:style-name="T3">pdbtype</text:span> - this specifies the type of the parser to be used in reading in the <text:span text:style-name="T9">pdb</text:span> file. The default and safest one is the "<text:span text:style-name="T11">complex</text:span>", which should recognise the majority of <text:span text:style-name="T9">pdb</text:span> file conventions. The other options ("<text:span text:style-name="T11">medium</text:span>"and "<text:span text:style-name="T11">simple</text:span>") are for a more standard <text:span text:style-name="T9">pdb</text:span> file and will work a little bit quicker which can save a minute in case a calculations are done on a very large set of conformers. For <text:span text:style-name="T9">Almost</text:span><text:span text:style-name="T2">4</text:span> processed files, the option "<text:span text:style-name="T11">almost</text:span>" should be specified.</text:p>
      <text:p text:style-name="P8"/>
      <text:p text:style-name="P3"><text:span text:style-name="T3">seqshift</text:span> - if the residue sequence in the supplied <text:span text:style-name="T9">pdb</text:span> file is shifted from the sequence in the experimental data file, or if one wants to alter the sequence numbers in the <text:span text:style-name="T9">ArShift</text:span> output, then the <text:span text:style-name="T11">seqshift</text:span> keyword can be used that accepts both negative and positive numbers. The default value is <text:span text:style-name="T11">0</text:span>.</text:p>
      <text:p text:style-name="P8"/>
      <text:p text:style-name="P3"><text:span text:style-name="T3">examine</text:span> - a keyword specifying the order number of the conformer to be analysed. If <text:span text:style-name="T11">0 </text:span><text:span text:style-name="T15">(default)</text:span>, all the conformers (or the single one if there are no multiple structures) within the supplied <text:span text:style-name="T9">pdb</text:span> file will be analysed and only the averaged chemical shift values will be printed. Any other integer positive number will imply that only the corresponding (1<text:span text:style-name="T19">st</text:span>, 2<text:span text:style-name="T19">nd</text:span>, etc.) conformer in the <text:span text:style-name="T9">pdb</text:span> file will be analysed.</text:p>
      <text:p text:style-name="P8"/>
      <text:p text:style-name="P3"><text:span text:style-name="T3">experdata</text:span> - <text:bookmark-start text:name="__DdeLink__1_838375380"/>the name of the experimental chemical shift data file (with file extension)<text:bookmark-end text:name="__DdeLink__1_838375380"/>. If no experimental data exist, <text:span text:style-name="T11">NULL</text:span> (internal default) or "" should be provided.</text:p>
      <text:p text:style-name="P8"/>
      <text:p text:style-name="P3"><text:span text:style-name="T3">rereference</text:span> - a boolean keyword (<text:span text:style-name="T11">TRUE</text:span> or <text:span text:style-name="T11">FALSE/default</text:span>). If <text:span text:style-name="T11">TRUE</text:span>, the predicted chemical shifts will be re-referenced to provide a better match to the experimental data via an offset determined by least squares fitting, given that the experimental data exist with at least 10 chemical shift assignments.</text:p>
      <text:p text:style-name="P8"/>
      <text:p text:style-name="P3"><text:span text:style-name="T3">outputname</text:span> - the name of the output file (with file extension). The internal default is "<text:span text:style-name="T11">out.txt</text:span>".</text:p>
      <text:p text:style-name="P8"/>
      <text:p text:style-name="P3"><text:span text:style-name="T3">outorder</text:span> - the order of the results ("<text:span text:style-name="T11">bytype</text:span>" - to sort the output by residue type, "<text:span text:style-name="T11">byseq</text:span>" - by residue sequence number /default selection/, "<text:span text:style-name="T11">byshift</text:span>" - by the predicted chemical shift value) in the output file.</text:p>
      <text:p text:style-name="P3"/>
      <text:p text:style-name="P3"><text:span text:style-name="T3">bias</text:span> - a positive integer parameter controlling the colour pallet for writing a chimaera command file that can colour the structure in accordance to the structural quality as validated via the supplied chemical shifts. Higher values give a more widely spaced colour in the high end. The internal default, <text:span text:style-name="T11">2</text:span>, is highly recommended.</text:p>
      <text:p text:style-name="P3"/>
      <text:p text:style-name="P3"><text:span text:style-name="T3">nocon</text:span><text:span text:style-name="T4">straints</text:span><text:span text:style-name="T24"> - a boolean keyword. If </text:span><text:span text:style-name="T12">FALSE</text:span><text:span text:style-name="T24"> (default) or </text:span><text:span text:style-name="T12">NULL</text:span><text:span text:style-name="T24">, a strict filtering window will be applied to rule out anomalous prediction results.</text:span></text:p>
      <text:p text:style-name="P2"/>
      <text:p text:style-name="P3"><text:span text:style-name="T4">saveplot</text:span><text:span text:style-name="T24"> - if </text:span><text:span text:style-name="T12">TRUE</text:span><text:span text:style-name="T24">, the </text:span><text:span text:style-name="T12">HSQC</text:span><text:span text:style-name="T24"> spectrum will be saved. This parameter is suppressed by interactive and viewplot.</text:span></text:p>
      <text:p text:style-name="P2"/>
      <text:p text:style-name="P3"><text:span text:style-name="T4">plotheight</text:span><text:span text:style-name="T24"> </text:span><text:span text:style-name="T12">&amp;</text:span><text:span text:style-name="T24"> </text:span><text:span text:style-name="T4">plotwidth</text:span><text:span text:style-name="T24"> - parameters to control the height and width of the generated synthetic HSQC correlation spectrum. Please note, that at present the carbon prediction results should be discarded, except the ones for Ala residue.</text:span></text:p>
      <text:p text:style-name="P2"/>
      <text:p text:style-name="P3"><text:span text:style-name="T4">pointlabel</text:span><text:span text:style-name="T24"> </text:span><text:span text:style-name="T12">&amp;</text:span><text:span text:style-name="T24"> </text:span><text:span text:style-name="T4">linelabel</text:span><text:span text:style-name="T24"> - parameters (</text:span><text:span text:style-name="T12">TRUE/FALSE</text:span><text:span text:style-name="T24">) to control label printing on the plot.</text:span></text:p>
      <text:p text:style-name="P2"/>
      <text:p text:style-name="P3"><text:span text:style-name="T4">plotname</text:span><text:span text:style-name="T24"> - the name of the plot to be generated (default - </text:span><text:span text:style-name="T12">""</text:span><text:span text:style-name="T24">)</text:span></text:p>
      <text:p text:style-name="P2"/>
      <text:p text:style-name="P3"><text:span text:style-name="T4">colALA</text:span>, <text:span text:style-name="T4">colVAL</text:span>, <text:span text:style-name="T4">colLEU</text:span>, <text:span text:style-name="T4">colILE</text:span>, <text:span text:style-name="T4">colTHR</text:span> <text:span text:style-name="T12">&amp;</text:span> <text:span text:style-name="T4">colMET</text:span> - parameters defining the colours of the corresponding labels and signals on the <text:span text:style-name="T19">13</text:span>C/<text:span text:style-name="T19">1</text:span>H correlation spectrum. If <text:span text:style-name="T12">NULL</text:span>, the default colours will <text:soft-page-break/>be used that are - navy for <text:span text:style-name="T9">Ala</text:span>, orange for <text:span text:style-name="T9">Val</text:span>, purple for <text:span text:style-name="T9">Thr</text:span>, green for <text:span text:style-name="T9">Leu</text:span>, olive for <text:span text:style-name="T9">Ile</text:span> and yellow for <text:span text:style-name="T9">Met</text:span>. Other values can either be specified via the full <text:span text:style-name="T9">R</text:span> name of the colour (<text:span text:style-name="T12">"navy"</text:span>, <text:span text:style-name="T12">"blue"</text:span>, etc. with the quotation marks being compulsory) or via a code name, like <text:span text:style-name="T12">"#33CC33"</text:span>. Additional two digits can be added to specify the transparency of the colour - <text:span text:style-name="T12">"#33CC3350"</text:span>.</text:p>
      <text:p text:style-name="P2"/>
      <text:p text:style-name="P3"><text:span text:style-name="T4">plotexper</text:span> - a boolean parameter. If <text:span text:style-name="T12">TRUE</text:span>, the experimental chemical shifts will also be plotted.</text:p>
      <text:p text:style-name="P2"/>
      <text:p text:style-name="P3"><text:span text:style-name="T4">expCOL</text:span> - the colour of the experimental data on the HSQC plot. If <text:span text:style-name="T12">NULL</text:span>, the <text:span text:style-name="T12">colAMCexp</text:span> values will be used to define the colours for experimental data of each residue type. <text:span text:style-name="T12">expCOL</text:span> is useful to specify a single colour (<text:span text:style-name="T12">"red"</text:span>) for all the experimental data.</text:p>
      <text:p text:style-name="P2"/>
      <text:p text:style-name="P3"><text:span text:style-name="T4">colALAexp</text:span>, <text:span text:style-name="T4">colVALexp</text:span>, <text:span text:style-name="T4">colLEUexp</text:span>, <text:span text:style-name="T4">colILEexp</text:span>, <text:span text:style-name="T4">colTHRexp</text:span> <text:span text:style-name="T12">&amp;</text:span> <text:span text:style-name="T4">colMETexp</text:span> - parameters defining the colours of the corresponding labels and experimental signals on the <text:span text:style-name="T19">13</text:span>C/<text:span text:style-name="T19">1</text:span>H correlation spectrum. If <text:span text:style-name="T12">NULL</text:span>, the default colours will be used with 50 percent transparency (navy for <text:span text:style-name="T9">Ala</text:span>, orange for <text:span text:style-name="T9">Val</text:span>, purple for <text:span text:style-name="T9">Thr</text:span>, green for <text:span text:style-name="T9">Leu</text:span>, olive for <text:span text:style-name="T9">Ile</text:span> and yellow for <text:span text:style-name="T9">Met</text:span>). Other values can either be specified via the full R name of the colour (<text:span text:style-name="T12">"navy"</text:span>, <text:span text:style-name="T12">"blue"</text:span>, etc.) or via a code name, like <text:span text:style-name="T12">"#33CC33"</text:span>. Additional two digits can be added to specify the transparency of the colour - <text:span text:style-name="T12">"#33CC3350"</text:span>. If you want to delete any type of signals, any colour with 100% transparency in the code can be supplied.</text:p>
      <text:p text:style-name="P2"/>
      <text:p text:style-name="P3"><text:span text:style-name="T4">xlim</text:span> <text:span text:style-name="T12">&amp;</text:span> <text:span text:style-name="T4">ylim</text:span> - parameters to specify the plot ranges. If <text:span text:style-name="T12">NULL</text:span> (default), the range will be automatically determined.</text:p>
      <text:p text:style-name="P2"/>
      <text:p text:style-name="P3"><text:span text:style-name="T4">viewplot</text:span> - if <text:span text:style-name="T12">TRUE</text:span>, the <text:span text:style-name="T19">13</text:span>C/<text:span text:style-name="T19">1</text:span>H plot will appear in a new window.</text:p>
      <text:p text:style-name="P2"/>
      <text:p text:style-name="P3"><text:span text:style-name="T4">zooming</text:span> - if <text:span text:style-name="T12">TRUE</text:span>, the plot view will be interactive, allowing to zoom in and out via a mouse.</text:p>
      <text:p text:style-name="P2"/>
      <text:p text:style-name="P3"><text:span text:style-name="T4">interactive</text:span> - if <text:span text:style-name="T12">TRUE</text:span>, the plot can be labelled manually with the mouse.</text:p>
      <text:p text:style-name="P2"/>
      <text:p text:style-name="P3"><text:span text:style-name="T4">Cmargin</text:span>, <text:span text:style-name="T4">Hmargin</text:span>, <text:span text:style-name="T4">default.csCrange</text:span>, <text:span text:style-name="T4">default.csHrange</text:span>, <text:span text:style-name="T4">minRerefNum</text:span>, <text:span text:style-name="T4">cex1</text:span>, <text:span text:style-name="T4">lwd1</text:span>, <text:span text:style-name="T4">cex2</text:span>, <text:span text:style-name="T4">lwd2</text:span>, <text:span text:style-name="T4">cex3</text:span>, <text:span text:style-name="T4">lwd3</text:span> - some additional plotting and re-referencing flags. It is recommended to use <text:span text:style-name="T12">NULL</text:span> (default) for the internally set default values.</text:p>
      <text:p text:style-name="P2"/>
      <text:p text:style-name="P3"><text:span text:style-name="T20">6.</text:span> The calculation can finally be launched from either the operating system command line, or <text:span text:style-name="T9">R</text:span> terminal. In order to launch <text:span text:style-name="T9">CH3Shift</text:span> from <text:span text:style-name="T9">R</text:span> terminal, start <text:span text:style-name="T9">R</text:span> (usually by typing <text:span text:style-name="T11">R</text:span>) and type <text:span text:style-name="T11">source("CH3Shift.R")</text:span>, where <text:span text:style-name="T11">CH3Shift.R</text:span> is the interfacing script to the <text:span text:style-name="T9">CH3Shift</text:span> engine. From the operating system command line, <text:span text:style-name="T9">CH3Shift</text:span> can either be run as a batch job (<text:span text:style-name="T11">R CMD BATCH [options_optional] CH3Shift.R [logfile]</text:span>) or via direct incorporation into other programmes (including shell scripts in Linux). A straight-forward way to make <text:span text:style-name="T9">R</text:span> be supported by <text:span text:style-name="T9">Linux</text:span> <text:span text:style-name="T9">bash</text:span> shell is the installation of little <text:span text:style-name="T9">r</text:span>, <text:span text:style-name="T9">littler</text:span> (for Ubuntu, type "<text:span text:style-name="T11">sudo apt-get install littler</text:span>"). Then any <text:span text:style-name="T9">R</text:span> command or script can be launched directly from the shell. To execute <text:span text:style-name="T9">CH3Shift</text:span>, simply type: <text:span text:style-name="T11">r -e 'source("CH3Shift.R")'</text:span>.</text:p>
      <text:p text:style-name="P3"/>
      <text:p text:style-name="P5">Cite CH3Shift:</text:p>
      <text:p text:style-name="P8"/>
      <text:p text:style-name="P3">Sahakyan, A.B.; Vranken, W,F.; Cavalli, A; Vendruscolo, M.,"Structure-Based Prediction of <text:s/>Methyl Chemical Shifts in Proteins", <text:span text:style-name="T9">J. Biomol. NMR</text:span>, <text:span text:style-name="T8">2011</text:span>, 50, 331-346.</text:p>
      <text:p text:style-name="P3"/>
      <text:p text:style-name="P12">If using the structure validation report and Qcs scores of CH3Shift, also cite:</text:p>
      <text:p text:style-name="P6"/>
      <text:p text:style-name="P6">Sahakyan A. B., Cavalli A., Vranken W. F., Vendruscolo M. “Protein Structure Validation Using Side-Chain Chemical Shifts”, J. Phys. Chem. B, 116, 4754-4759, <text:span text:style-name="T8">2012</text:span>.</text:p>
      <text:p text:style-name="P15"><text:soft-page-break/>CH3Shift source code:</text:p>
      <text:p text:style-name="P3">Available through GitHub, at <text:a xlink:type="simple" xlink:href="https://github.com/aleksahak/CH3Shift" text:style-name="Internet_20_link" text:visited-style-name="Visited_20_Internet_20_Link">https://github.com/aleksahak/CH3Shift</text:a></text:p>
      <text:p text:style-name="P5"/>
      <text:p text:style-name="P5">Questions:</text:p>
      <text:p text:style-name="P9"/>
      <text:p text:style-name="P3"><text:s text:c="2"/>Bug reports and questions to Dr. <text:span text:style-name="T8">Aleksandr Sahakyan</text:span> via <text:span text:style-name="T5">aleksahak </text:span><text:span text:style-name="T6">[*at*] cantab.net</text:span><text:span text:style-name="T21"> or</text:span><text:span text:style-name="T9"> </text:span><text:span text:style-name="T6">as952 [*at*] cam.ac.uk</text:span><text:span text:style-name="T23">,</text:span><text:span text:style-name="T21"> attaching all the related files and error messages produced by </text:span><text:span text:style-name="T18">CH3Sh</text:span><text:span text:style-name="T9">ift</text:span><text:span text:style-name="T21">. Other enquires to Prof. </text:span><text:span text:style-name="T22">Michele Vendruscolo</text:span><text:span text:style-name="T21"> via </text:span><text:span text:style-name="T7">mv245 </text:span><text:span text:style-name="T6">[*at*] cam.ac.uk</text:span><text:span text:style-name="T7">.</text:span></text:p>
      <text:p text:style-name="P11"/>
      <text:p text:style-name="P11"/>
      <text:p text:style-name="P7">Note:</text:p>
      <text:p text:style-name="P7"/>
      <text:p text:style-name="P11">If you experience an error similar to the following:</text:p>
      <text:p text:style-name="P11"/>
      <text:p text:style-name="P13"><text:span text:style-name="Teletype"><text:span text:style-name="T25">Error in record.variants$residue.seq : $ operator is </text:span></text:span><text:span text:style-name="T14"><text:line-break/></text:span><text:span text:style-name="Teletype"><text:span text:style-name="T25">invalid for atomic vectorsCalls: source ... eval.with.vis -&gt; </text:span></text:span><text:span text:style-name="T14"><text:line-break/></text:span><text:span text:style-name="Teletype"><text:span text:style-name="T25">convert.topology -&gt; sapply -&gt; lapply -&gt; FUN*</text:span></text:span></text:p>
      <text:p text:style-name="P3"><text:span text:style-name="Teletype"><text:span text:style-name="T26"/></text:span></text:p>
      <text:p text:style-name="P3"><text:span text:style-name="Teletype"><text:span text:style-name="T26">it means that the supplied </text:span></text:span><text:span text:style-name="Teletype"><text:span text:style-name="T27">pdb</text:span></text:span><text:span text:style-name="Teletype"><text:span text:style-name="T26"> file uses an atom naming convention, that is not recognised by the predictor. Please try to remediate the </text:span></text:span><text:span text:style-name="Teletype"><text:span text:style-name="T27">pdb</text:span></text:span><text:span text:style-name="Teletype"><text:span text:style-name="T26"> file or send the file-example (see above), so that the new convention is added in </text:span></text:span><text:span text:style-name="Teletype"><text:span text:style-name="T27">CH3Shift</text:span></text:span><text:span text:style-name="Teletype"><text:span text:style-name="T26"> library.</text:span></text:span></text:p>
      <text:p text:style-name="P14"/>
      <text:p text:style-name="P5">References:</text:p>
      <text:p text:style-name="P8"/>
      <text:p text:style-name="P6"><text:span text:style-name="T1">1.</text:span> R Development Core Team, R: A Language and Environment for Statistical Computing, R Foundation for Statistical Computing, <text:span text:style-name="T9">http://www.R-project.org</text:span>, <text:span text:style-name="T8">2015</text:span>.</text:p>
      <text:p text:style-name="P6"><text:span text:style-name="T1">2.</text:span> Newton, R.; Wernisch, L. Rwui: A Web Application to Create User Friendly Web Interfaces for R Scripts, <text:span text:style-name="T9">http://rwui.cryst.bbk.ac.uk</text:span>, <text:span text:style-name="T8">2010</text:span>.</text:p>
      <text:p text:style-name="P6"><text:span text:style-name="T1">3.</text:span> Duan, Y.; Wu, C.; Chowdhury, S.; Lee, M. C.; Xiong, G.; Zhang, W.; Yang, R.; Cieplak, P.; Luo, R.; Lee, T.; Caldwell, J.; Wang, J.; Kollman, P. <text:span text:style-name="T9">J. Comput. Chem.</text:span> <text:span text:style-name="T8">2003</text:span>, 24, 1999–2012. </text:p>
      <text:p text:style-name="P6"><text:span text:style-name="T1">4.</text:span> <text:span text:style-name="T29">Fu B., </text:span><text:span text:style-name="Strong_20_Emphasis"><text:span text:style-name="T30">Sahakyan A. B.,</text:span></text:span><text:span text:style-name="T30"> Ca</text:span><text:span text:style-name="T29">milloni C., Tartaglia G. G., Paci E., Caflisch A., Vendruscolo M., Cavalli A., </text:span><text:span text:style-name="T31">J. Comput. Chem.</text:span><text:span text:style-name="T29">, 35, 1101-1105, </text:span><text:span text:style-name="T32">2014</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Liberation Serif1" svg:font-family="'Liberation Serif'" style:font-family-generic="roman"/>
    <style:font-face style:name="LMMono10" svg:font-family="LMMono10"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DejaVu Sans Mono" style:font-name-asian="DejaVu Sans1" style:font-name-complex="DejaVu Sans Mono"/>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meta:initial-creator>
    <meta:creation-date>2010-10-08T09:00:36</meta:creation-date>
    <dc:date>2015-04-29T09:52:19</dc:date>
    <dc:creator>Aleksandr Sahakyan</dc:creator>
    <meta:editing-duration>PT10H8M33S</meta:editing-duration>
    <meta:editing-cycles>123</meta:editing-cycles>
    <meta:generator>OpenOffice/4.1.1$Unix OpenOffice.org_project/411m6$Build-9775</meta:generator>
    <meta:document-statistic meta:table-count="0" meta:image-count="0" meta:object-count="0" meta:page-count="4" meta:paragraph-count="54" meta:word-count="1809" meta:character-count="11208"/>
  </office:meta>
</office:document-meta>
</file>